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22.99pt"/>
    </style:style>
    <style:style style:name="co3" style:family="table-column">
      <style:table-column-properties fo:break-before="auto" style:column-width="36.45pt"/>
    </style:style>
    <style:style style:name="co4" style:family="table-column">
      <style:table-column-properties fo:break-before="auto" style:column-width="32.51pt"/>
    </style:style>
    <style:style style:name="co5" style:family="table-column">
      <style:table-column-properties fo:break-before="auto" style:column-width="62.5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ta1" style:family="table" style:master-page-name="PageStyle_5f_fréquentation_20__28_A_29__20_détail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order-bottom="0.74pt solid #3c3c3c" fo:background-color="#c0c0c0" style:diagonal-bl-tr="none" style:diagonal-tl-br="none" fo:border-left="1.76pt solid #3c3c3c" fo:padding="2.01pt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fo:border-bottom="1.76pt solid #3c3c3c" fo:background-color="#c0c0c0" style:diagonal-bl-tr="none" style:diagonal-tl-br="none" fo:border-left="1.76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order-bottom="1.76pt solid #3c3c3c" fo:background-color="#c0c0c0" style:diagonal-bl-tr="none" style:diagonal-tl-br="none" fo:border-left="1.76pt solid #3c3c3c" fo:padding="2.01pt" fo:border-right="0.74pt solid #3c3c3c" style:rotation-align="none" fo:border-top="1.76pt solid #3c3c3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ext-properties fo:font-size="6pt" style:font-size-asian="6pt" style:font-size-complex="6pt"/>
    </style:style>
    <style:style style:name="ce12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28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" style:family="table-cell" style:parent-style-name="Default" style:data-style-name="N129">
      <style:table-cell-properties style:glyph-orientation-vertical="0" fo:background-color="#c0c0c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gr1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réquentation (A) détai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1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22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'fréquentation (A) détail'.AH35" table:end-x="35.94pt" table:end-y="8.62pt" draw:z-index="0" draw:name="Chart 1" draw:style-name="gr1" draw:text-style-name="P1" svg:width="846.48pt" svg:height="502.13pt" svg:x="0pt" svg:y="1.53pt">
              <draw:object draw:notify-on-update-of-ranges="'fréquentation (A) détail'.B37:'fréquentation (A) détail'.AF37 'fréquentation (A) détail'.A38:'fréquentation (A) détail'.A38 'fréquentation (A) détail'.B38:'fréquentation (A) détail'.AF38 'fréquentation (A) détail'.A39:'fréquentation (A) détail'.A39 'fréquentation (A) détail'.B39:'fréquentation (A) détail'.AF39 'fréquentation (A) détail'.A40:'fréquentation (A) détail'.A40 'fréquentation (A) détail'.B40:'fréquentation (A) détail'.AF40 'fréquentation (A) détail'.A41:'fréquentation (A) détail'.A41 'fréquentation (A) détail'.B41:'fréquentation (A) détail'.AF41 'fréquentation (A) détail'.A42:'fréquentation (A) détail'.A42 'fréquentation (A) détail'.B42:'fréquentation (A) détail'.AF42 'fréquentation (A) détail'.A43:'fréquentation (A) détail'.A43 'fréquentation (A) détail'.B43:'fréquentation (A) détail'.AF43 'fréquentation (A) détail'.A44:'fréquentation (A) détail'.A44 'fréquentation (A) détail'.B44:'fréquentation (A) détail'.AF4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3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Jour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18" office:value-type="string" calcext:value-type="string">
            <text:p>Total</text:p>
          </table:table-cell>
          <table:table-cell table:style-name="ce22" office:value-type="string" calcext:value-type="string">
            <text:p>Part</text:p>
          </table:table-cell>
          <table:table-cell table:number-columns-repeated="990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style-name="ce9" office:value-type="string" calcext:value-type="string">
            <text:p>1.</text:p>
          </table:table-cell>
          <table:table-cell table:style-name="ce9" office:value-type="string" calcext:value-type="string">
            <text:p>2.</text:p>
          </table:table-cell>
          <table:table-cell table:style-name="ce9" office:value-type="string" calcext:value-type="string">
            <text:p>3.</text:p>
          </table:table-cell>
          <table:table-cell table:style-name="ce9" office:value-type="string" calcext:value-type="string">
            <text:p>4.</text:p>
          </table:table-cell>
          <table:table-cell table:style-name="ce15" office:value-type="string" calcext:value-type="string">
            <text:p>5.</text:p>
          </table:table-cell>
          <table:table-cell table:style-name="ce15" office:value-type="string" calcext:value-type="string">
            <text:p>6.</text:p>
          </table:table-cell>
          <table:table-cell table:style-name="ce15" office:value-type="string" calcext:value-type="string">
            <text:p>7.</text:p>
          </table:table-cell>
          <table:table-cell table:style-name="ce15" office:value-type="string" calcext:value-type="string">
            <text:p>8.</text:p>
          </table:table-cell>
          <table:table-cell table:style-name="ce15" office:value-type="string" calcext:value-type="string">
            <text:p>9.</text:p>
          </table:table-cell>
          <table:table-cell table:style-name="ce15" office:value-type="string" calcext:value-type="string">
            <text:p>10.</text:p>
          </table:table-cell>
          <table:table-cell table:style-name="ce15" office:value-type="string" calcext:value-type="string">
            <text:p>11.</text:p>
          </table:table-cell>
          <table:table-cell table:style-name="ce15" office:value-type="string" calcext:value-type="string">
            <text:p>12.</text:p>
          </table:table-cell>
          <table:table-cell table:style-name="ce15" office:value-type="string" calcext:value-type="string">
            <text:p>13.</text:p>
          </table:table-cell>
          <table:table-cell table:style-name="ce15" office:value-type="string" calcext:value-type="string">
            <text:p>14.</text:p>
          </table:table-cell>
          <table:table-cell table:style-name="ce15" office:value-type="string" calcext:value-type="string">
            <text:p>15.</text:p>
          </table:table-cell>
          <table:table-cell table:style-name="ce15" office:value-type="string" calcext:value-type="string">
            <text:p>16.</text:p>
          </table:table-cell>
          <table:table-cell table:style-name="ce15" office:value-type="string" calcext:value-type="string">
            <text:p>17.</text:p>
          </table:table-cell>
          <table:table-cell table:style-name="ce15" office:value-type="string" calcext:value-type="string">
            <text:p>18.</text:p>
          </table:table-cell>
          <table:table-cell table:style-name="ce15" office:value-type="string" calcext:value-type="string">
            <text:p>19.</text:p>
          </table:table-cell>
          <table:table-cell table:style-name="ce15" office:value-type="string" calcext:value-type="string">
            <text:p>20.</text:p>
          </table:table-cell>
          <table:table-cell table:style-name="ce15" office:value-type="string" calcext:value-type="string">
            <text:p>21.</text:p>
          </table:table-cell>
          <table:table-cell table:style-name="ce15" office:value-type="string" calcext:value-type="string">
            <text:p>22.</text:p>
          </table:table-cell>
          <table:table-cell table:style-name="ce15" office:value-type="string" calcext:value-type="string">
            <text:p>23.</text:p>
          </table:table-cell>
          <table:table-cell table:style-name="ce15" office:value-type="string" calcext:value-type="string">
            <text:p>24.</text:p>
          </table:table-cell>
          <table:table-cell table:style-name="ce15" office:value-type="string" calcext:value-type="string">
            <text:p>25.</text:p>
          </table:table-cell>
          <table:table-cell table:style-name="ce15" office:value-type="string" calcext:value-type="string">
            <text:p>26.</text:p>
          </table:table-cell>
          <table:table-cell table:style-name="ce15" office:value-type="string" calcext:value-type="string">
            <text:p>27.</text:p>
          </table:table-cell>
          <table:table-cell table:style-name="ce15" office:value-type="string" calcext:value-type="string">
            <text:p>28.</text:p>
          </table:table-cell>
          <table:table-cell table:style-name="ce15" office:value-type="string" calcext:value-type="string">
            <text:p>29.</text:p>
          </table:table-cell>
          <table:table-cell table:style-name="ce15" office:value-type="string" calcext:value-type="string">
            <text:p>30.</text:p>
          </table:table-cell>
          <table:table-cell table:style-name="ce15" office:value-type="string" calcext:value-type="string">
            <text:p>31.</text:p>
          </table:table-cell>
          <table:table-cell table:style-name="ce19"/>
          <table:table-cell table:style-name="ce23" office:value-type="string" calcext:value-type="string">
            <text:p>Clients</text:p>
          </table:table-cell>
          <table:table-cell table:number-columns-repeated="990"/>
        </table:table-row>
        <table:table-row table:style-name="ro3">
          <table:table-cell table:style-name="ce4" office:value-type="string" calcext:value-type="string">
            <text:p>l1</text:p>
          </table:table-cell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38:.AF38])" office:value-type="float" office:value="0" calcext:value-type="float">
            <text:p>0</text:p>
          </table:table-cell>
          <table:table-cell table:style-name="ce24" table:formula="of:=[.AG38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3">
          <table:table-cell table:style-name="ce5" office:value-type="string" calcext:value-type="string">
            <text:p>l2</text:p>
          </table:table-cell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39:.AF39])" office:value-type="float" office:value="0" calcext:value-type="float">
            <text:p>0</text:p>
          </table:table-cell>
          <table:table-cell table:style-name="ce24" table:formula="of:=[.AG39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3">
          <table:table-cell table:style-name="ce5" office:value-type="string" calcext:value-type="string">
            <text:p>l3</text:p>
          </table:table-cell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40:.AF40])" office:value-type="float" office:value="0" calcext:value-type="float">
            <text:p>0</text:p>
          </table:table-cell>
          <table:table-cell table:style-name="ce24" table:formula="of:=[.AG40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3">
          <table:table-cell table:style-name="ce5" office:value-type="string" calcext:value-type="string">
            <text:p>l4</text:p>
          </table:table-cell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41:.AF41])" office:value-type="float" office:value="0" calcext:value-type="float">
            <text:p>0</text:p>
          </table:table-cell>
          <table:table-cell table:style-name="ce24" table:formula="of:=[.AG41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3">
          <table:table-cell table:style-name="ce5" office:value-type="string" calcext:value-type="string">
            <text:p>l5</text:p>
          </table:table-cell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42:.AF42])" office:value-type="float" office:value="0" calcext:value-type="float">
            <text:p>0</text:p>
          </table:table-cell>
          <table:table-cell table:style-name="ce24" table:formula="of:=[.AG42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3">
          <table:table-cell table:style-name="ce6" office:value-type="string" calcext:value-type="string">
            <text:p>l6</text:p>
          </table:table-cell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43:.AF43])" office:value-type="float" office:value="0" calcext:value-type="float">
            <text:p>0</text:p>
          </table:table-cell>
          <table:table-cell table:style-name="ce24" table:formula="of:=[.AG43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omme</text:p>
          </table:table-cell>
          <table:table-cell table:style-name="ce12" table:formula="of:=SUM([.B38:.B43])" office:value-type="float" office:value="0" calcext:value-type="float">
            <text:p>0</text:p>
          </table:table-cell>
          <table:table-cell table:style-name="ce12" table:formula="of:=SUM([.C38:.C43])" office:value-type="float" office:value="0" calcext:value-type="float">
            <text:p>0</text:p>
          </table:table-cell>
          <table:table-cell table:style-name="ce12" table:formula="of:=SUM([.D38:.D43])" office:value-type="float" office:value="0" calcext:value-type="float">
            <text:p>0</text:p>
          </table:table-cell>
          <table:table-cell table:style-name="ce12" table:formula="of:=SUM([.E38:.E43])" office:value-type="float" office:value="0" calcext:value-type="float">
            <text:p>0</text:p>
          </table:table-cell>
          <table:table-cell table:style-name="ce12" table:formula="of:=SUM([.F38:.F43])" office:value-type="float" office:value="0" calcext:value-type="float">
            <text:p>0</text:p>
          </table:table-cell>
          <table:table-cell table:style-name="ce12" table:formula="of:=SUM([.G38:.G43])" office:value-type="float" office:value="0" calcext:value-type="float">
            <text:p>0</text:p>
          </table:table-cell>
          <table:table-cell table:style-name="ce12" table:formula="of:=SUM([.H38:.H43])" office:value-type="float" office:value="0" calcext:value-type="float">
            <text:p>0</text:p>
          </table:table-cell>
          <table:table-cell table:style-name="ce12" table:formula="of:=SUM([.I38:.I43])" office:value-type="float" office:value="0" calcext:value-type="float">
            <text:p>0</text:p>
          </table:table-cell>
          <table:table-cell table:style-name="ce12" table:formula="of:=SUM([.J38:.J43])" office:value-type="float" office:value="0" calcext:value-type="float">
            <text:p>0</text:p>
          </table:table-cell>
          <table:table-cell table:style-name="ce12" table:formula="of:=SUM([.K38:.K43])" office:value-type="float" office:value="0" calcext:value-type="float">
            <text:p>0</text:p>
          </table:table-cell>
          <table:table-cell table:style-name="ce12" table:formula="of:=SUM([.L38:.L43])" office:value-type="float" office:value="0" calcext:value-type="float">
            <text:p>0</text:p>
          </table:table-cell>
          <table:table-cell table:style-name="ce12" table:formula="of:=SUM([.M38:.M43])" office:value-type="float" office:value="0" calcext:value-type="float">
            <text:p>0</text:p>
          </table:table-cell>
          <table:table-cell table:style-name="ce12" table:formula="of:=SUM([.N38:.N43])" office:value-type="float" office:value="0" calcext:value-type="float">
            <text:p>0</text:p>
          </table:table-cell>
          <table:table-cell table:style-name="ce12" table:formula="of:=SUM([.O38:.O43])" office:value-type="float" office:value="0" calcext:value-type="float">
            <text:p>0</text:p>
          </table:table-cell>
          <table:table-cell table:style-name="ce12" table:formula="of:=SUM([.P38:.P43])" office:value-type="float" office:value="0" calcext:value-type="float">
            <text:p>0</text:p>
          </table:table-cell>
          <table:table-cell table:style-name="ce12" table:formula="of:=SUM([.Q38:.Q43])" office:value-type="float" office:value="0" calcext:value-type="float">
            <text:p>0</text:p>
          </table:table-cell>
          <table:table-cell table:style-name="ce12" table:formula="of:=SUM([.R38:.R43])" office:value-type="float" office:value="0" calcext:value-type="float">
            <text:p>0</text:p>
          </table:table-cell>
          <table:table-cell table:style-name="ce12" table:formula="of:=SUM([.S38:.S43])" office:value-type="float" office:value="0" calcext:value-type="float">
            <text:p>0</text:p>
          </table:table-cell>
          <table:table-cell table:style-name="ce12" table:formula="of:=SUM([.T38:.T43])" office:value-type="float" office:value="0" calcext:value-type="float">
            <text:p>0</text:p>
          </table:table-cell>
          <table:table-cell table:style-name="ce12" table:formula="of:=SUM([.U38:.U43])" office:value-type="float" office:value="0" calcext:value-type="float">
            <text:p>0</text:p>
          </table:table-cell>
          <table:table-cell table:style-name="ce12" table:formula="of:=SUM([.V38:.V43])" office:value-type="float" office:value="0" calcext:value-type="float">
            <text:p>0</text:p>
          </table:table-cell>
          <table:table-cell table:style-name="ce12" table:formula="of:=SUM([.W38:.W43])" office:value-type="float" office:value="0" calcext:value-type="float">
            <text:p>0</text:p>
          </table:table-cell>
          <table:table-cell table:style-name="ce12" table:formula="of:=SUM([.X38:.X43])" office:value-type="float" office:value="0" calcext:value-type="float">
            <text:p>0</text:p>
          </table:table-cell>
          <table:table-cell table:style-name="ce12" table:formula="of:=SUM([.Y38:.Y43])" office:value-type="float" office:value="0" calcext:value-type="float">
            <text:p>0</text:p>
          </table:table-cell>
          <table:table-cell table:style-name="ce12" table:formula="of:=SUM([.Z38:.Z43])" office:value-type="float" office:value="0" calcext:value-type="float">
            <text:p>0</text:p>
          </table:table-cell>
          <table:table-cell table:style-name="ce12" table:formula="of:=SUM([.AA38:.AA43])" office:value-type="float" office:value="0" calcext:value-type="float">
            <text:p>0</text:p>
          </table:table-cell>
          <table:table-cell table:style-name="ce12" table:formula="of:=SUM([.AB38:.AB43])" office:value-type="float" office:value="0" calcext:value-type="float">
            <text:p>0</text:p>
          </table:table-cell>
          <table:table-cell table:style-name="ce12" table:formula="of:=SUM([.AC38:.AC43])" office:value-type="float" office:value="0" calcext:value-type="float">
            <text:p>0</text:p>
          </table:table-cell>
          <table:table-cell table:style-name="ce12" table:formula="of:=SUM([.AD38:.AD43])" office:value-type="float" office:value="0" calcext:value-type="float">
            <text:p>0</text:p>
          </table:table-cell>
          <table:table-cell table:style-name="ce12" table:formula="of:=SUM([.AE38:.AE43])" office:value-type="float" office:value="0" calcext:value-type="float">
            <text:p>0</text:p>
          </table:table-cell>
          <table:table-cell table:style-name="ce12" table:formula="of:=SUM([.AF38:.AF43])" office:value-type="float" office:value="0" calcext:value-type="float">
            <text:p>0</text:p>
          </table:table-cell>
          <table:table-cell table:style-name="ce21" table:formula="of:=SUM([.B44:.AF44])" office:value-type="float" office:value="0" calcext:value-type="float">
            <text:p>0</text:p>
          </table:table-cell>
          <table:table-cell table:style-name="ce25" table:formula="of:=[.AG44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year/>
    </number:date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percentage-style style:name="N128">
      <number:number number:decimal-places="1" loext:min-decimal-places="1" number:min-integer-digits="1"/>
      <number:text>%</number:text>
    </number:percentage-style>
    <number:percentage-style style:name="N129">
      <number:number number:decimal-places="0" loext:min-decimal-places="0" number:min-integer-digits="1"/>
      <number:text> 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13:53:22.874865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priétaire-Exploitant" style:display-name="PageStyle_Propriétaire-Exploit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unes_20_rattachées" style:display-name="PageStyle_Communes rattaché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antités" style:display-name="PageStyle_quantité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élégués" style:display-name="PageStyle_Délégué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ures_20_d_27_ouverture" style:display-name="PageStyle_Heures d'ouver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ifications_20_et_20_adaptations" style:display-name="PageStyle_Modifications et adapt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ilisation" style:display-name="PageStyle_Utilis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ation_20_continue" style:display-name="PageStyle_Formation contin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sibilisation" style:display-name="PageStyle_Sensibilis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idents_20_et_20_accidents" style:display-name="PageStyle_Incidents et accid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équentation_20__28_A_29_" style:display-name="PageStyle_fréquentation (A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équentation_20__28_A_29__20_détail" style:display-name="PageStyle_fréquentation (A) dét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équentation_20__28_B_29_" style:display-name="PageStyle_Fréquentation (B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Syoen</meta:initial-creator>
    <meta:creation-date>2016-09-07T14:04:50</meta:creation-date>
    <dc:date>2018-10-01T13:53:34.167420465</dc:date>
    <meta:editing-cycles>43</meta:editing-cycles>
    <meta:editing-duration>PT8H57M51S</meta:editing-duration>
    <meta:generator>LibreOffice/6.0.6.2$Linux_X86_64 LibreOffice_project/00m0$Build-2</meta:generator>
    <meta:document-statistic meta:table-count="1" meta:cell-count="30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14pt" style:text-underline-style="solid" style:text-underline-width="auto" fo:font-weight="bold" style:font-size-asian="14pt" style:font-weight-asian="bold" style:font-family-complex="Arial" style:font-size-complex="14pt" style:font-weight-complex="bold"/>
    </style:style>
    <style:style style:name="ch3" style:family="chart">
      <style:graphic-properties draw:fill="solid" draw:fill-color="#ffffff"/>
      <style:text-properties fo:color="#000000" fo:font-family="Arial" fo:font-size="8.44999980926514pt" fo:font-weight="bold" style:font-size-asian="8.44999980926514pt" style:font-weight-asian="bold" style:font-family-complex="Arial" style:font-size-complex="8.44999980926514pt" style:font-weight-complex="bold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10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6" style:family="chart">
      <style:chart-properties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chart:auto-position="true" style:rotation-angle="9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9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66006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ff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66cc"/>
      <style:text-properties fo:font-size="10pt" style:font-size-asian="10pt" style:font-size-complex="10pt"/>
    </style:style>
    <style:style style:name="ch16" style:family="chart">
      <style:graphic-properties draw:stroke="solid" svg:stroke-width="0.035cm" svg:stroke-color="#808080"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9.863cm" svg:height="17.715cm" xlink:href=".." xlink:type="simple" chart:class="chart:bar" chart:style-name="ch1">
        <chart:title svg:x="8.625cm" svg:y="1.025cm" chart:style-name="ch2">
          <text:p>Option A: Statistique de fréquentation (janvier)</text:p>
        </chart:title>
        <chart:legend svg:x="1.855cm" svg:y="16.56cm" style:legend-expansion="custom" chartooo:width="26.956cm" chartooo:height="0.811cm" style:legend-expansion-aspect-ratio="33.2379778051788" chart:style-name="ch3"/>
        <chart:plot-area chart:style-name="ch4" table:cell-range-address="'fréquentation (A) détail'.B37:'fréquentation (A) détail'.AF44 'fréquentation (A) détail'.A38:'fréquentation (A) détail'.A44" chart:data-source-has-labels="both" svg:x="1.727cm" svg:y="1.637cm" svg:width="25.917cm" svg:height="14.406cm">
          <chartooo:coordinate-region svg:x="2.386cm" svg:y="1.795cm" svg:width="25.258cm" svg:height="13.684cm"/>
          <chart:axis chart:dimension="x" chart:name="primary-x" chart:style-name="ch5" chartooo:axis-type="text">
            <chart:title svg:x="14.333cm" svg:y="16.065cm" chart:style-name="ch6">
              <text:p>Date</text:p>
            </chart:title>
            <chart:categories table:cell-range-address="'fréquentation (A) détail'.B37:'fréquentation (A) détail'.AF37"/>
          </chart:axis>
          <chart:axis chart:dimension="y" chart:name="primary-y" chart:style-name="ch7">
            <chart:title svg:x="0.646cm" svg:y="9.362cm" chart:style-name="ch8">
              <text:p>Clients</text:p>
            </chart:title>
            <chart:grid chart:class="major"/>
          </chart:axis>
          <chart:series chart:style-name="ch9" chart:values-cell-range-address="'fréquentation (A) détail'.B38:'fréquentation (A) détail'.AF38" chart:label-cell-address="'fréquentation (A) détail'.A38:'fréquentation (A) détail'.A38" chart:class="chart:bar">
            <chart:data-point chart:repeated="31"/>
          </chart:series>
          <chart:series chart:style-name="ch10" chart:values-cell-range-address="'fréquentation (A) détail'.B39:'fréquentation (A) détail'.AF39" chart:label-cell-address="'fréquentation (A) détail'.A39:'fréquentation (A) détail'.A39" chart:class="chart:bar">
            <chart:data-point chart:repeated="31"/>
          </chart:series>
          <chart:series chart:style-name="ch11" chart:values-cell-range-address="'fréquentation (A) détail'.B40:'fréquentation (A) détail'.AF40" chart:label-cell-address="'fréquentation (A) détail'.A40:'fréquentation (A) détail'.A40" chart:class="chart:bar">
            <chart:data-point chart:repeated="31"/>
          </chart:series>
          <chart:series chart:style-name="ch12" chart:values-cell-range-address="'fréquentation (A) détail'.B41:'fréquentation (A) détail'.AF41" chart:label-cell-address="'fréquentation (A) détail'.A41:'fréquentation (A) détail'.A41" chart:class="chart:bar">
            <chart:data-point chart:repeated="31"/>
          </chart:series>
          <chart:series chart:style-name="ch13" chart:values-cell-range-address="'fréquentation (A) détail'.B42:'fréquentation (A) détail'.AF42" chart:label-cell-address="'fréquentation (A) détail'.A42:'fréquentation (A) détail'.A42" chart:class="chart:bar">
            <chart:data-point chart:repeated="31"/>
          </chart:series>
          <chart:series chart:style-name="ch14" chart:values-cell-range-address="'fréquentation (A) détail'.B43:'fréquentation (A) détail'.AF43" chart:label-cell-address="'fréquentation (A) détail'.A43:'fréquentation (A) détail'.A43" chart:class="chart:bar">
            <chart:data-point chart:repeated="31"/>
          </chart:series>
          <chart:series chart:style-name="ch15" chart:values-cell-range-address="'fréquentation (A) détail'.B44:'fréquentation (A) détail'.AF44" chart:label-cell-address="'fréquentation (A) détail'.A44:'fréquentation (A) détail'.A44" chart:class="chart:bar">
            <chart:data-point chart:repeated="3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</text:p>
                <draw:g>
                  <svg:desc>'fréquentation (A) détail'.B37:'fréquentation (A) détail'.AF37</svg:desc>
                </draw:g>
              </table:table-cell>
              <table:table-cell office:value-type="string">
                <text:p>2.</text:p>
              </table:table-cell>
              <table:table-cell office:value-type="string">
                <text:p>3.</text:p>
              </table:table-cell>
              <table:table-cell office:value-type="string">
                <text:p>4.</text:p>
              </table:table-cell>
              <table:table-cell office:value-type="string">
                <text:p>5.</text:p>
              </table:table-cell>
              <table:table-cell office:value-type="string">
                <text:p>6.</text:p>
              </table:table-cell>
              <table:table-cell office:value-type="string">
                <text:p>7.</text:p>
              </table:table-cell>
              <table:table-cell office:value-type="string">
                <text:p>8.</text:p>
              </table:table-cell>
              <table:table-cell office:value-type="string">
                <text:p>9.</text:p>
              </table:table-cell>
              <table:table-cell office:value-type="string">
                <text:p>10.</text:p>
              </table:table-cell>
              <table:table-cell office:value-type="string">
                <text:p>11.</text:p>
              </table:table-cell>
              <table:table-cell office:value-type="string">
                <text:p>12.</text:p>
              </table:table-cell>
              <table:table-cell office:value-type="string">
                <text:p>13.</text:p>
              </table:table-cell>
              <table:table-cell office:value-type="string">
                <text:p>14.</text:p>
              </table:table-cell>
              <table:table-cell office:value-type="string">
                <text:p>15.</text:p>
              </table:table-cell>
              <table:table-cell office:value-type="string">
                <text:p>16.</text:p>
              </table:table-cell>
              <table:table-cell office:value-type="string">
                <text:p>17.</text:p>
              </table:table-cell>
              <table:table-cell office:value-type="string">
                <text:p>18.</text:p>
              </table:table-cell>
              <table:table-cell office:value-type="string">
                <text:p>19.</text:p>
              </table:table-cell>
              <table:table-cell office:value-type="string">
                <text:p>20.</text:p>
              </table:table-cell>
              <table:table-cell office:value-type="string">
                <text:p>21.</text:p>
              </table:table-cell>
              <table:table-cell office:value-type="string">
                <text:p>22.</text:p>
              </table:table-cell>
              <table:table-cell office:value-type="string">
                <text:p>23.</text:p>
              </table:table-cell>
              <table:table-cell office:value-type="string">
                <text:p>24.</text:p>
              </table:table-cell>
              <table:table-cell office:value-type="string">
                <text:p>25.</text:p>
              </table:table-cell>
              <table:table-cell office:value-type="string">
                <text:p>26.</text:p>
              </table:table-cell>
              <table:table-cell office:value-type="string">
                <text:p>27.</text:p>
              </table:table-cell>
              <table:table-cell office:value-type="string">
                <text:p>28.</text:p>
              </table:table-cell>
              <table:table-cell office:value-type="string">
                <text:p>29.</text:p>
              </table:table-cell>
              <table:table-cell office:value-type="string">
                <text:p>30.</text:p>
              </table:table-cell>
              <table:table-cell office:value-type="string">
                <text:p>31.</text:p>
              </table:table-cell>
            </table:table-row>
          </table:table-header-rows>
          <table:table-rows>
            <table:table-row>
              <table:table-cell office:value-type="string">
                <text:p>l1</text:p>
                <draw:g>
                  <svg:desc>'fréquentation (A) détail'.A38:'fréquentation (A) détail'.A38</svg:desc>
                </draw:g>
              </table:table-cell>
              <table:table-cell office:value-type="float" office:value="0">
                <text:p>0</text:p>
                <draw:g>
                  <svg:desc>'fréquentation (A) détail'.B38:'fréquentation (A) détail'.AF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2</text:p>
                <draw:g>
                  <svg:desc>'fréquentation (A) détail'.A39:'fréquentation (A) détail'.A39</svg:desc>
                </draw:g>
              </table:table-cell>
              <table:table-cell office:value-type="float" office:value="0">
                <text:p>0</text:p>
                <draw:g>
                  <svg:desc>'fréquentation (A) détail'.B39:'fréquentation (A) détail'.AF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3</text:p>
                <draw:g>
                  <svg:desc>'fréquentation (A) détail'.A40:'fréquentation (A) détail'.A40</svg:desc>
                </draw:g>
              </table:table-cell>
              <table:table-cell office:value-type="float" office:value="0">
                <text:p>0</text:p>
                <draw:g>
                  <svg:desc>'fréquentation (A) détail'.B40:'fréquentation (A) détail'.AF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4</text:p>
                <draw:g>
                  <svg:desc>'fréquentation (A) détail'.A41:'fréquentation (A) détail'.A41</svg:desc>
                </draw:g>
              </table:table-cell>
              <table:table-cell office:value-type="float" office:value="0">
                <text:p>0</text:p>
                <draw:g>
                  <svg:desc>'fréquentation (A) détail'.B41:'fréquentation (A) détail'.AF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5</text:p>
                <draw:g>
                  <svg:desc>'fréquentation (A) détail'.A42:'fréquentation (A) détail'.A42</svg:desc>
                </draw:g>
              </table:table-cell>
              <table:table-cell office:value-type="float" office:value="0">
                <text:p>0</text:p>
                <draw:g>
                  <svg:desc>'fréquentation (A) détail'.B42:'fréquentation (A) détail'.AF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6</text:p>
                <draw:g>
                  <svg:desc>'fréquentation (A) détail'.A43:'fréquentation (A) détail'.A43</svg:desc>
                </draw:g>
              </table:table-cell>
              <table:table-cell office:value-type="float" office:value="0">
                <text:p>0</text:p>
                <draw:g>
                  <svg:desc>'fréquentation (A) détail'.B43:'fréquentation (A) détail'.AF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mme</text:p>
                <draw:g>
                  <svg:desc>'fréquentation (A) détail'.A44:'fréquentation (A) détail'.A44</svg:desc>
                </draw:g>
              </table:table-cell>
              <table:table-cell office:value-type="float" office:value="0">
                <text:p>0</text:p>
                <draw:g>
                  <svg:desc>'fréquentation (A) détail'.B44:'fréquentation (A) détail'.AF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